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80000029C0EFDEFB7.png" manifest:media-type="image/png"/>
  <manifest:file-entry manifest:full-path="Pictures/100000000000068800000300F376A8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e1884" officeooo:paragraph-rsid="000e18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7.807cm" draw:z-index="0"><draw:image xlink:href="Pictures/100000000000068800000300F376A852.png" xlink:type="simple" xlink:show="embed" xlink:actuate="onLoad" draw:mime-type="image/png"/></draw:frame></text:p>
      <text:p text:style-name="P1"><draw:frame draw:style-name="fr1" draw:name="Изображение2" text:anchor-type="char" svg:width="17cm" svg:height="9.156cm" draw:z-index="1"><draw:image xlink:href="Pictures/10000000000004D80000029C0EFDEF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0:21:22.357308234</meta:creation-date>
    <dc:date>2024-10-14T20:21:57.082842482</dc:date>
    <meta:editing-duration>PT36S</meta:editing-duration>
    <meta:editing-cycles>2</meta:editing-cycles>
    <meta:generator>LibreOffice/24.2.6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